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fa7" officeooo:paragraph-rsid="001c6fa7"/>
    </style:style>
    <style:style style:name="P2" style:family="paragraph" style:parent-style-name="Standard">
      <style:text-properties officeooo:paragraph-rsid="001c6fa7"/>
    </style:style>
    <style:style style:name="P3" style:family="paragraph" style:parent-style-name="Standard">
      <style:text-properties fo:color="#000000" style:font-name="Liberation Serif" fo:font-size="12pt" officeooo:rsid="001c6fa7" officeooo:paragraph-rsid="001c6fa7" style:font-size-asian="10.5pt" style:font-size-complex="12pt"/>
    </style:style>
    <style:style style:name="P4" style:family="paragraph" style:parent-style-name="Standard">
      <style:text-properties fo:color="#000000" style:font-name="Liberation Serif" fo:font-size="12pt" officeooo:rsid="001c6fa7" officeooo:paragraph-rsid="001dcd15" style:font-size-asian="10.5pt" style:font-size-complex="12pt"/>
    </style:style>
    <style:style style:name="P5" style:family="paragraph" style:parent-style-name="Standard">
      <style:text-properties fo:color="#000000" style:font-name="Liberation Serif" fo:font-size="12pt" officeooo:rsid="001dcd15" officeooo:paragraph-rsid="001dcd15" style:font-size-asian="10.5pt" style:font-size-complex="12pt"/>
    </style:style>
    <style:style style:name="P6" style:family="paragraph" style:parent-style-name="Standard">
      <style:text-properties officeooo:rsid="001c6fa7" officeooo:paragraph-rsid="001c6fa7"/>
    </style:style>
    <style:style style:name="P7" style:family="paragraph" style:parent-style-name="Standard">
      <style:text-properties officeooo:rsid="001c6fa7" officeooo:paragraph-rsid="001dcd15"/>
    </style:style>
    <style:style style:name="P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c6fa7"/>
    </style:style>
    <style:style style:name="P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c6fa7" officeooo:paragraph-rsid="001c6fa7" style:font-size-asian="10.5pt" style:font-size-complex="12pt"/>
    </style:style>
    <style:style style:name="P10" style:family="paragraph" style:parent-style-name="Standard">
      <style:text-properties fo:font-variant="normal" fo:text-transform="none" fo:color="#505050" style:font-name="Liberation Serif" fo:font-size="12pt" fo:letter-spacing="normal" fo:font-style="normal" fo:font-weight="normal" officeooo:rsid="001c6fa7" officeooo:paragraph-rsid="001c6fa7" style:font-size-asian="10.5pt" style:font-size-complex="12pt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c6fa7" officeooo:paragraph-rsid="001c6fa7" style:font-size-asian="10.5pt" style:font-size-complex="12pt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dcd15" officeooo:paragraph-rsid="001dcd15" style:font-size-asian="10.5pt" style:font-size-complex="12pt"/>
    </style:style>
    <style:style style:name="T1" style:family="text">
      <style:text-properties officeooo:rsid="001c6fa7"/>
    </style:style>
    <style:style style:name="T2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c6fa7"/>
    </style:style>
    <style:style style:name="T5" style:family="text">
      <style:text-properties officeooo:rsid="0020d5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ZZA ORDER REST APIs</text:p>
      <text:p text:style-name="P1"/>
      <text:p text:style-name="P1">1) POST CURL REQUEST</text:p>
      <text:p text:style-name="P1"/>
      <text:p text:style-name="P1">curl -X POST -H "Content-Type: application/json" <text:s/>-d'{ { <text:s text:c="2"/></text:p>
      <text:p text:style-name="P1"><text:s text:c="4"/>"menu_id": "1",</text:p>
      <text:p text:style-name="P1"><text:s text:c="4"/>"order_id": "1",</text:p>
      <text:p text:style-name="P1"><text:s text:c="4"/>"customer_name": "John Smith",</text:p>
      <text:p text:style-name="P1"><text:s text:c="4"/>"customer_email": "foobar@gmail.com"</text:p>
      <text:p text:style-name="P2"><text:span text:style-name="T1">} </text:span><text:a xlink:type="simple" xlink:href="https://51o1zvxiti.execute-api.us-west-2.amazonaws.com/pizza_order/order" text:style-name="Internet_20_link" text:visited-style-name="Visited_20_Internet_20_Link"><text:span text:style-name="T2">https://51o1zvxiti.execute-api.us-west-2.amazonaws.com/pizza_order/order</text:span></text:a></text:p>
      <text:p text:style-name="P8"/>
      <text:p text:style-name="P8"/>
      <text:p text:style-name="P10"/>
      <text:p text:style-name="P11">RESPONSE BODY:</text:p>
      <text:p text:style-name="P11"/>
      <text:p text:style-name="P11">"Hi John Smith, please choose one of these selection: <text:s/>1)Cheese, 2) Pepperoni <text:span text:style-name="T5">3) Vegetables</text:span>"</text:p>
      <text:p text:style-name="P11"/>
      <text:p text:style-name="P11">2) curl -X PUT -H "Content-Type: application/json" <text:s/>-d'{ { <text:s text:c="2"/></text:p>
      <text:p text:style-name="P1"><text:s text:c="3"/>“input” : “1”</text:p>
      <text:p text:style-name="P3"><text:span text:style-name="T3">} </text:span><text:a xlink:type="simple" xlink:href="https://51o1zvxiti.execute-api.us-west-2.amazonaws.com/pizza_order/order/1" text:style-name="Internet_20_link" text:visited-style-name="Visited_20_Internet_20_Link"><text:span text:style-name="T2">https://51o1zvxiti.execute-api.us-west-2.amazonaws.com/pizza_order/order/1</text:span></text:a></text:p>
      <text:p text:style-name="P9"/>
      <text:p text:style-name="P9"/>
      <text:p text:style-name="P11">RESPONSE BODY</text:p>
      <text:p text:style-name="P11"/>
      <text:p text:style-name="P12">“Which Size do you want? 1.Slide 2. Small 3. Medium <text:s/>4. Large 5. X-Large”</text:p>
      <text:p text:style-name="P12"/>
      <text:p text:style-name="P5"><text:span text:style-name="T3">3) </text:span><text:span text:style-name="T4">curl -X PUT -H "Content-Type: application/json" <text:s/>-d'{ { <text:s text:c="2"/></text:span></text:p>
      <text:p text:style-name="P7"><text:s text:c="3"/>“input” : “1”</text:p>
      <text:p text:style-name="P4"><text:span text:style-name="T3">} </text:span><text:a xlink:type="simple" xlink:href="https://51o1zvxiti.execute-api.us-west-2.amazonaws.com/pizza_order/order/1" text:style-name="Internet_20_link" text:visited-style-name="Visited_20_Internet_20_Link"><text:span text:style-name="T2">https://51o1zvxiti.execute-api.us-west-2.amazonaws.com/pizza_order/order/1</text:span></text:a></text:p>
      <text:p text:style-name="P4"/>
      <text:p text:style-name="P5"/>
      <text:p text:style-name="P5">RESPONSE BODY</text:p>
      <text:p text:style-name="P5">"Your order costs $3.50. We will email you when the order is ready. Thank you!"</text:p>
      <text:p text:style-name="P5"/>
      <text:p text:style-name="P5">4) curl -XGET https://51o1zvxiti.execute-api.us-west-2.amazonaws.com/pizza_order/order/1</text:p>
      <text:p text:style-name="P5"/>
      <text:p text:style-name="P5"/>
      <text:p text:style-name="P5"/>
      <text:p text:style-name="P5">RESPONSE BODY</text:p>
      <text:p text:style-name="P5">{</text:p>
      <text:p text:style-name="P5"><text:s text:c="2"/>"menu_id": "1",</text:p>
      <text:p text:style-name="P5"><text:s text:c="2"/>"customer_email": "foobar@gmail.com",</text:p>
      <text:p text:style-name="P5"><text:s text:c="2"/>"order_id": "1",</text:p>
      <text:p text:style-name="P5"><text:s text:c="2"/>"order_status": "Processing",</text:p>
      <text:p text:style-name="P5"><text:s text:c="2"/>"orders": {</text:p>
      <text:p text:style-name="P5"><text:s text:c="4"/>"selection": "Cheese",</text:p>
      <text:p text:style-name="P5"><text:s text:c="4"/>"costs": "$3.50",</text:p>
      <text:p text:style-name="P5"><text:s text:c="4"/>"order_time": "05-16-17@06:20:47",</text:p>
      <text:p text:style-name="P5"><text:s text:c="4"/>"size": "Slide"</text:p>
      <text:p text:style-name="P5"><text:s text:c="2"/>},</text:p>
      <text:p text:style-name="P5"><text:soft-page-break/><text:s text:c="2"/>"customer_name": "John Smith"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3:21:09.461302737</meta:creation-date>
    <dc:date>2017-05-16T00:08:05.718008519</dc:date>
    <meta:editing-duration>PT11M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134" meta:character-count="1237" meta:non-whitespace-character-count="1072"/>
  </office:meta>
</office:document-meta>
</file>